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A0000007972076AA87590F8F3.png" manifest:media-type="image/png"/>
  <manifest:file-entry manifest:full-path="Pictures/100000010000024B0000006A45B106742982D1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width="17cm" svg:height="2.23cm" draw:z-index="0"><draw:image xlink:href="Pictures/100000010000039A0000007972076AA87590F8F3.png" xlink:type="simple" xlink:show="embed" xlink:actuate="onLoad" draw:mime-type="image/png"/></draw:frame><draw:frame draw:style-name="fr1" draw:name="Imagen2" text:anchor-type="char" svg:x="0.681cm" svg:y="5.292cm" svg:width="15.533cm" svg:height="2.805cm" draw:z-index="1"><draw:image xlink:href="Pictures/100000010000024B0000006A45B106742982D1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0:51:06.866000000</meta:creation-date>
    <dc:date>2025-01-20T11:48:10.275000000</dc:date>
    <meta:editing-duration>PT57M4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1.2$Windows_X86_64 LibreOffice_project/3c58a8f3a960df8bc8fd77b461821e42c061c5f0</meta:generator>
  </office:meta>
</office:document-meta>
</file>